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text-properties fo:language="en" fo:country="GB"/>
    </style:style>
    <style:style style:name="P2" style:parent-style-name="Normal" style:family="paragraph">
      <style:paragraph-properties fo:margin-bottom="0in"/>
      <style:text-properties fo:language="en" fo:country="GB"/>
    </style:style>
    <style:style style:name="P3" style:parent-style-name="Normal" style:family="paragraph">
      <style:paragraph-properties fo:margin-bottom="0in"/>
      <style:text-properties fo:language="en" fo:country="GB"/>
    </style:style>
    <style:style style:name="P4" style:parent-style-name="Normal" style:family="paragraph">
      <style:paragraph-properties fo:margin-bottom="0in"/>
      <style:text-properties fo:language="en" fo:country="GB"/>
    </style:style>
    <style:style style:name="P5" style:parent-style-name="Normal" style:family="paragraph">
      <style:text-properties fo:language="en" fo:country="GB"/>
    </style:style>
    <style:style style:name="P6" style:parent-style-name="Normal" style:family="paragraph">
      <style:text-properties fo:language="en" fo:country="GB"/>
    </style:style>
    <style:style style:name="P7" style:parent-style-name="Normal" style:family="paragraph">
      <style:text-properties fo:language="en" fo:country="GB"/>
    </style:style>
    <style:style style:name="P8" style:parent-style-name="Normal" style:family="paragraph">
      <style:text-properties fo:language="en" fo:country="GB"/>
    </style:style>
    <style:style style:name="P9" style:parent-style-name="Normal" style:family="paragraph">
      <style:text-properties fo:language="en" fo:country="GB"/>
    </style:style>
  </office:automatic-styles>
  <office:body>
    <office:text text:use-soft-page-breaks="true">
      <text:p text:style-name="P1"><text:bookmark-start text:name="_Hlk40263706"/>Project report for week starting 27 January 2020</text:p>
      <text:p text:style-name="P2">02/02/20</text:p>
      <text:p text:style-name="P3">Shane Higgins</text:p>
      <text:p text:style-name="P4"/>
      <text:p text:style-name="P5">This week I was working on getting video streaming from the raspberry pi to the app. I worked through 4/5 examples that didn’t work either it wouldn’t accept the<text:s/>stream. After<text:s/>a while<text:s/>though of trying different things. I was thinking that I only want the stream to be available on the local network. Instead of having the stream sent straight to the app. When the kids smart companion powers up it will run the python script that will start the camera stream to a web page being run on the local network. The app would then be able to view this web page if they are both on the same network. I got this working by putting a button that will redirect the user from the app to<text:s/>the local webpage.</text:p>
      <text:p text:style-name="P6"><text:bookmark-end text:name="_Hlk40263706"/></text:p>
      <text:p text:style-name="P7"/>
      <text:p text:style-name="P8"/>
      <text:p text:style-name="P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ane Higgins</meta:initial-creator>
    <dc:creator>SHANE HIGGINS - Student</dc:creator>
    <meta:creation-date>2020-02-02T19:53:00Z</meta:creation-date>
    <dc:date>2020-05-13T11:21:00Z</dc:date>
    <meta:template xlink:href="Normal" xlink:type="simple"/>
    <meta:editing-cycles>5</meta:editing-cycles>
    <meta:editing-duration>PT4320S</meta:editing-duration>
    <meta:document-statistic meta:page-count="1" meta:paragraph-count="1" meta:word-count="115" meta:character-count="770" meta:row-count="5" meta:non-whitespace-character-count="656"/>
  </office:meta>
</office:document-meta>
</file>